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2656" officeooo:paragraph-rsid="001e26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1" meta:non-whitespace-character-count="10"/>
    <meta:generator>LibreOffice/4.2.8.2$Linux_X86_64 LibreOffice_project/420m0$Build-2</meta:generator>
  </office:meta>
</office:document-meta>
</file>